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4da" officeooo:paragraph-rsid="0015e4da"/>
    </style:style>
    <style:style style:name="P2" style:family="paragraph" style:parent-style-name="Standard">
      <style:text-properties officeooo:rsid="0018c6fd" officeooo:paragraph-rsid="0018c6fd"/>
    </style:style>
    <style:style style:name="P3" style:family="paragraph" style:parent-style-name="Standard">
      <style:text-properties officeooo:rsid="001d45b5" officeooo:paragraph-rsid="001d45b5"/>
    </style:style>
    <style:style style:name="P4" style:family="paragraph" style:parent-style-name="Standard">
      <style:text-properties officeooo:rsid="001d6ac0" officeooo:paragraph-rsid="001d6ac0"/>
    </style:style>
    <style:style style:name="P5" style:family="paragraph" style:parent-style-name="Standard">
      <style:text-properties officeooo:rsid="001f1139" officeooo:paragraph-rsid="001f1139"/>
    </style:style>
    <style:style style:name="P6" style:family="paragraph" style:parent-style-name="Standard">
      <style:text-properties officeooo:rsid="0022786f" officeooo:paragraph-rsid="0022786f"/>
    </style:style>
    <style:style style:name="P7" style:family="paragraph" style:parent-style-name="Standard">
      <style:text-properties officeooo:rsid="0024520f" officeooo:paragraph-rsid="0024520f"/>
    </style:style>
    <style:style style:name="P8" style:family="paragraph" style:parent-style-name="Standard">
      <style:text-properties officeooo:rsid="0029a359" officeooo:paragraph-rsid="0029a359"/>
    </style:style>
    <style:style style:name="P9" style:family="paragraph" style:parent-style-name="Standard">
      <style:text-properties fo:font-weight="bold" officeooo:rsid="001d45b5" officeooo:paragraph-rsid="001d45b5" style:font-weight-asian="bold" style:font-weight-complex="bold"/>
    </style:style>
    <style:style style:name="P10" style:family="paragraph" style:parent-style-name="Standard">
      <style:text-properties fo:font-weight="bold" officeooo:rsid="0022786f" officeooo:paragraph-rsid="0022786f" style:font-weight-asian="bold" style:font-weight-complex="bold"/>
    </style:style>
    <style:style style:name="P11" style:family="paragraph" style:parent-style-name="Standard">
      <style:text-properties fo:font-weight="bold" officeooo:rsid="002db21d" officeooo:paragraph-rsid="002db21d" style:font-weight-asian="bold" style:font-weight-complex="bold"/>
    </style:style>
    <style:style style:name="P12" style:family="paragraph" style:parent-style-name="Standard">
      <style:text-properties fo:font-weight="bold" officeooo:rsid="002e8d54" officeooo:paragraph-rsid="002e8d5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5e4da" officeooo:paragraph-rsid="0015e4da" style:font-size-asian="14pt" style:font-weight-asian="bold" style:font-size-complex="14pt" style:font-weight-complex="bold"/>
    </style:style>
    <style:style style:name="P14" style:family="paragraph" style:parent-style-name="Standard">
      <style:text-properties fo:font-weight="normal" officeooo:rsid="0036d1f3" officeooo:paragraph-rsid="0036d1f3" style:font-weight-asian="normal" style:font-weight-complex="normal"/>
    </style:style>
    <style:style style:name="P15" style:family="paragraph" style:parent-style-name="Standard">
      <style:text-properties fo:font-weight="normal" officeooo:rsid="002e13e5" officeooo:paragraph-rsid="002e13e5" style:font-weight-asian="normal" style:font-weight-complex="normal"/>
    </style:style>
    <style:style style:name="P16" style:family="paragraph" style:parent-style-name="Standard">
      <style:text-properties officeooo:rsid="001d1e07" officeooo:paragraph-rsid="001f1139"/>
    </style:style>
    <style:style style:name="P17" style:family="paragraph" style:parent-style-name="Standard">
      <style:text-properties officeooo:rsid="002bce1a" officeooo:paragraph-rsid="002bce1a"/>
    </style:style>
    <style:style style:name="P18" style:family="paragraph" style:parent-style-name="Standard">
      <style:text-properties officeooo:rsid="0045b663" officeooo:paragraph-rsid="0046ad86"/>
    </style:style>
    <style:style style:name="P19" style:family="paragraph" style:parent-style-name="Standard">
      <style:text-properties fo:font-weight="bold" officeooo:rsid="0041734f" officeooo:paragraph-rsid="0045b663" style:font-weight-asian="bold" style:font-weight-complex="bold"/>
    </style:style>
    <style:style style:name="P20" style:family="paragraph" style:parent-style-name="Standard">
      <style:text-properties fo:font-weight="bold" officeooo:rsid="0041734f" officeooo:paragraph-rsid="0046ad86" style:font-weight-asian="bold" style:font-weight-complex="bold"/>
    </style:style>
    <style:style style:name="P21" style:family="paragraph" style:parent-style-name="Standard">
      <style:text-properties fo:font-weight="bold" officeooo:rsid="00313b58" officeooo:paragraph-rsid="00313b58" style:font-weight-asian="bold" style:font-weight-complex="bold"/>
    </style:style>
    <style:style style:name="P22" style:family="paragraph" style:parent-style-name="Standard">
      <style:text-properties fo:font-weight="bold" officeooo:rsid="0037fde3" officeooo:paragraph-rsid="0046ad86" style:font-weight-asian="bold" style:font-weight-complex="bold"/>
    </style:style>
    <style:style style:name="P23" style:family="paragraph" style:parent-style-name="Standard">
      <style:text-properties fo:font-weight="bold" officeooo:rsid="004b241f" officeooo:paragraph-rsid="004b241f" style:font-weight-asian="bold" style:font-weight-complex="bold"/>
    </style:style>
    <style:style style:name="P24" style:family="paragraph" style:parent-style-name="Standard">
      <style:text-properties fo:font-weight="bold" officeooo:rsid="004cc0b6" officeooo:paragraph-rsid="004cc0b6" style:font-weight-asian="bold" style:font-weight-complex="bold"/>
    </style:style>
    <style:style style:name="P25" style:family="paragraph" style:parent-style-name="Standard">
      <style:text-properties fo:font-weight="bold" officeooo:rsid="004ea525" officeooo:paragraph-rsid="004ea525" style:font-weight-asian="bold" style:font-weight-complex="bold"/>
    </style:style>
    <style:style style:name="P26" style:family="paragraph" style:parent-style-name="Standard">
      <style:text-properties fo:font-weight="bold" officeooo:rsid="004fb6a9" officeooo:paragraph-rsid="004fb6a9" style:font-weight-asian="bold" style:font-weight-complex="bold"/>
    </style:style>
    <style:style style:name="P27" style:family="paragraph" style:parent-style-name="Standard">
      <style:text-properties fo:font-weight="bold" officeooo:rsid="004fdf3d" officeooo:paragraph-rsid="004fdf3d" style:font-weight-asian="bold" style:font-weight-complex="bold"/>
    </style:style>
    <style:style style:name="P28" style:family="paragraph" style:parent-style-name="Standard">
      <style:text-properties fo:font-weight="bold" officeooo:rsid="0054345d" officeooo:paragraph-rsid="0054345d" style:font-weight-asian="bold" style:font-weight-complex="bold"/>
    </style:style>
    <style:style style:name="P29" style:family="paragraph" style:parent-style-name="Standard">
      <style:text-properties officeooo:rsid="0039ed23" officeooo:paragraph-rsid="0046ad86"/>
    </style:style>
    <style:style style:name="P30" style:family="paragraph" style:parent-style-name="Standard">
      <style:text-properties officeooo:rsid="0039ed23" officeooo:paragraph-rsid="004ea525"/>
    </style:style>
    <style:style style:name="P31" style:family="paragraph" style:parent-style-name="Standard">
      <style:text-properties officeooo:rsid="003bac65" officeooo:paragraph-rsid="0046ad86"/>
    </style:style>
    <style:style style:name="P32" style:family="paragraph" style:parent-style-name="Standard">
      <style:text-properties officeooo:rsid="003df314" officeooo:paragraph-rsid="0046ad86"/>
    </style:style>
    <style:style style:name="P33" style:family="paragraph" style:parent-style-name="Standard">
      <style:text-properties officeooo:rsid="0037fde3" officeooo:paragraph-rsid="0037fde3"/>
    </style:style>
    <style:style style:name="P34" style:family="paragraph" style:parent-style-name="Standard">
      <style:text-properties officeooo:rsid="0037fde3" officeooo:paragraph-rsid="0046ad86"/>
    </style:style>
    <style:style style:name="P35" style:family="paragraph" style:parent-style-name="Standard">
      <style:text-properties officeooo:rsid="0044d288" officeooo:paragraph-rsid="0046ad86"/>
    </style:style>
    <style:style style:name="P36" style:family="paragraph" style:parent-style-name="Standard">
      <style:text-properties officeooo:rsid="00485fcc" officeooo:paragraph-rsid="00485fcc"/>
    </style:style>
    <style:style style:name="P37" style:family="paragraph" style:parent-style-name="Standard">
      <style:text-properties officeooo:rsid="004b71b6" officeooo:paragraph-rsid="004b71b6"/>
    </style:style>
    <style:style style:name="P38" style:family="paragraph" style:parent-style-name="Standard">
      <style:text-properties officeooo:rsid="004b71b6" officeooo:paragraph-rsid="004cc0b6"/>
    </style:style>
    <style:style style:name="P39" style:family="paragraph" style:parent-style-name="Standard">
      <style:text-properties officeooo:rsid="004ea525" officeooo:paragraph-rsid="004ea525"/>
    </style:style>
    <style:style style:name="P40" style:family="paragraph" style:parent-style-name="Standard">
      <style:text-properties officeooo:rsid="004fdf3d" officeooo:paragraph-rsid="004fdf3d"/>
    </style:style>
    <style:style style:name="T1" style:family="text">
      <style:text-properties officeooo:rsid="001a905b"/>
    </style:style>
    <style:style style:name="T2" style:family="text">
      <style:text-properties officeooo:rsid="001f1139"/>
    </style:style>
    <style:style style:name="T3" style:family="text">
      <style:text-properties officeooo:rsid="0020bf85"/>
    </style:style>
    <style:style style:name="T4" style:family="text">
      <style:text-properties officeooo:rsid="00261c82"/>
    </style:style>
    <style:style style:name="T5" style:family="text">
      <style:text-properties officeooo:rsid="002a45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efba0" style:font-weight-asian="normal" style:font-weight-complex="normal"/>
    </style:style>
    <style:style style:name="T8" style:family="text">
      <style:text-properties fo:font-weight="normal" officeooo:rsid="0031aef2" style:font-weight-asian="normal" style:font-weight-complex="normal"/>
    </style:style>
    <style:style style:name="T9" style:family="text">
      <style:text-properties fo:font-weight="normal" officeooo:rsid="00339106" style:font-weight-asian="normal" style:font-weight-complex="normal"/>
    </style:style>
    <style:style style:name="T10" style:family="text">
      <style:text-properties fo:font-weight="normal" officeooo:rsid="004fdf3d" style:font-weight-asian="normal" style:font-weight-complex="normal"/>
    </style:style>
    <style:style style:name="T11" style:family="text">
      <style:text-properties fo:font-weight="normal" officeooo:rsid="00504671" style:font-weight-asian="normal" style:font-weight-complex="normal"/>
    </style:style>
    <style:style style:name="T12" style:family="text">
      <style:text-properties fo:font-weight="normal" officeooo:rsid="005334cf" style:font-weight-asian="normal" style:font-weight-complex="normal"/>
    </style:style>
    <style:style style:name="T13" style:family="text">
      <style:text-properties officeooo:rsid="001d6ac0"/>
    </style:style>
    <style:style style:name="T14" style:family="text">
      <style:text-properties officeooo:rsid="003d7c24"/>
    </style:style>
    <style:style style:name="T15" style:family="text">
      <style:text-properties officeooo:rsid="003df314"/>
    </style:style>
    <style:style style:name="T16" style:family="text">
      <style:text-properties officeooo:rsid="003fc106"/>
    </style:style>
    <style:style style:name="T17" style:family="text">
      <style:text-properties officeooo:rsid="003ff36e"/>
    </style:style>
    <style:style style:name="T18" style:family="text">
      <style:text-properties officeooo:rsid="00407bd2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d7c24" style:font-weight-asian="bold" style:font-weight-complex="bold"/>
    </style:style>
    <style:style style:name="T21" style:family="text">
      <style:text-properties fo:font-weight="bold" officeooo:rsid="003fc106" style:font-weight-asian="bold" style:font-weight-complex="bold"/>
    </style:style>
    <style:style style:name="T22" style:family="text">
      <style:text-properties fo:font-weight="bold" officeooo:rsid="004b241f" style:font-weight-asian="bold" style:font-weight-complex="bold"/>
    </style:style>
    <style:style style:name="T23" style:family="text">
      <style:text-properties fo:font-weight="bold" officeooo:rsid="005334cf" style:font-weight-asian="bold" style:font-weight-complex="bold"/>
    </style:style>
    <style:style style:name="T24" style:family="text">
      <style:text-properties officeooo:rsid="00437218"/>
    </style:style>
    <style:style style:name="T25" style:family="text">
      <style:text-properties officeooo:rsid="0045d439"/>
    </style:style>
    <style:style style:name="T26" style:family="text">
      <style:text-properties officeooo:rsid="00497128"/>
    </style:style>
    <style:style style:name="T27" style:family="text">
      <style:text-properties officeooo:rsid="004b71b6"/>
    </style:style>
    <style:style style:name="T28" style:family="text">
      <style:text-properties officeooo:rsid="004cc0b6"/>
    </style:style>
    <style:style style:name="T29" style:family="text">
      <style:text-properties officeooo:rsid="004fdf3d"/>
    </style:style>
    <style:style style:name="T30" style:family="text">
      <style:text-properties officeooo:rsid="00513f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Les tableaux à nombre de dimensions variables.</text:p>
      <text:p text:style-name="P1"/>
      <text:p text:style-name="P2">Dans le cadre de ce projet, nous avons choisi <text:span text:style-name="T1">de donner aux joueurs la possibilité de jouer différemment à la bataille navale, notamment de jouer en trois dimensions. Pour cela, nous avons développé un modèle capable de gérer des tableaux à nombre de dimension inconnu à la compilation, implémenté dans la classe Board.</text:span></text:p>
      <text:p text:style-name="P2"/>
      <text:p text:style-name="P9">Définition récursive des Boards :</text:p>
      <text:p text:style-name="P3"/>
      <text:p text:style-name="P4">=&gt; Une case d'un Board est un Board à zéro dimensions.</text:p>
      <text:p text:style-name="P4">=&gt; Un Board à N dimensions, dont les tailles dans chaque dimension sont (TN, TN-1, … , T1) où les Ti sont les tailles, est composé de TN Boards à N - 1 dimensions, dont les <text:span text:style-name="T2">tailles dans chaque dimension</text:span> sont (TN-1, … , T1). </text:p>
      <text:p text:style-name="P4"/>
      <text:p text:style-name="P5">Notez bien que les Boards à N - 1 dimensions ont exactement les même tailles pour chaque dimension. Ainsi, un Board à deux dimensions se<text:span text:style-name="T3">ra toujours représentable comme un rectangle, un Board à trois dimensions peut-être visualisé comme un pavé droit et ceux des dimensions supérieures suivent le même principe, bien qu'ils soient plus difficile à représenter.</text:span></text:p>
      <text:p text:style-name="P5"/>
      <text:p text:style-name="P6">On peut aussi voir le Board comme un arbre particulier avec les propriétés suivantes :</text:p>
      <text:p text:style-name="P6">=&gt; La distance (plus court chemin de la racine à une feuille) et la hauteur (plus long chemin de la racine à une feuille) de l'arbre sont égales.</text:p>
      <text:p text:style-name="P7">=&gt; Tous les nœuds d'un même niveau ont le même nombre de descendants.</text:p>
      <text:p text:style-name="P5"/>
      <text:p text:style-name="P6">Cette structure récursive nous permet d'instancier un Board de n'importe quel nombre de dimensions en lui passant tout simplement un tableau d'entier classique contenant les tailles dans chaque dimension.</text:p>
      <text:p text:style-name="P6"/>
      <text:p text:style-name="P19"/>
      <text:p text:style-name="P6"/>
      <text:p text:style-name="P10">Remplissage des Boards :</text:p>
      <text:p text:style-name="P6"/>
      <text:p text:style-name="P6">Pour remplir un tableau classique en programmation, on utilise généralement autant de boucles imbriquées <text:span text:style-name="T4">qu'il y a de dimensions au tableau. Dans le cas du Board, ce n'est pas possible à notre connaissance, puisque le nombre de dimensions est inconnu à la compilation et qu'il faudrait un nombre variable de boucles imbriquées dans le code.</text:span></text:p>
      <text:p text:style-name="P8">Nous avons donc créé un itérateur de Boards à nombre de dimensions zéro, <text:span text:style-name="T5">implémenté dans la classe interne de Board, DimZeroIterator qui donne un par un les Boards à zéro dimensions qui sont les cases du Board.</text:span></text:p>
      <text:p text:style-name="P17">Si on voit le Board comme un arbre, cet itérateur donne les cases dans l'ordre où un parcours en profondeur donnerait les feuilles.</text:p>
      <text:p text:style-name="P17"/>
      <text:p text:style-name="P33"/>
      <text:p text:style-name="P16"/>
      <text:p text:style-name="P11">Accès aux cases :</text:p>
      <text:p text:style-name="P11"/>
      <text:p text:style-name="P15">L'accès en lecture et en écriture d'une case en particulier se fait grâce aux objets Coordinates.</text:p>
      <text:p text:style-name="P12"><text:span text:style-name="T6">Ces objets sont techniquement des tableaux d'entiers non mutables, dont on peut tester l'égalité avec la méthode equals() redéfinie. </text:span><text:span text:style-name="T7">L'accès à une case de ce tableau se fait avec la méthode get(int index), à la façon des listes, mais il est itérable comme un tableau classique.</text:span></text:p>
      <text:p text:style-name="P12"/>
      <text:p text:style-name="P14">Lors d'un appel à getItem ou setItem sur un Board, chaque composante de la Coordinates fournie en <text:soft-page-break/>paramètre sert à déterminer sur quel Board de dimension inférieure il faut effectuer l'appel récursif.</text:p>
      <text:p text:style-name="P12"/>
      <text:p text:style-name="P21"><text:span text:style-name="T7">L</text:span><text:span text:style-name="T6">es objets Coordinates sont </text:span><text:span text:style-name="T9">également </text:span><text:span text:style-name="T6">utilisés pour instancier les Boards en fournissant le nombre de dimensions et la taille </text:span><text:span text:style-name="T8">pour</text:span><text:span text:style-name="T6"> chaque dimension.</text:span></text:p>
      <text:p text:style-name="P21"><text:span text:style-name="T6"/></text:p>
      <text:p text:style-name="P23"><text:span text:style-name="T6">Structures des objets :</text:span></text:p>
      <text:p text:style-name="P23"><text:span text:style-name="T6"/></text:p>
      <text:p text:style-name="P18"><text:span text:style-name="T22">s</text:span><text:span text:style-name="T19">tructure</text:span> Board :</text:p>
      <text:p text:style-name="P18"><text:tab/>champ <text:span text:style-name="T25">Object : item;</text:span></text:p>
      <text:p text:style-name="P18"><text:tab/><text:span text:style-name="T25">champ Liste de Board : boards;</text:span></text:p>
      <text:p text:style-name="P23">fin structure</text:p>
      <text:p text:style-name="P18"/>
      <text:p text:style-name="P36"><text:span text:style-name="T22">s</text:span><text:span text:style-name="T19">tructure</text:span> Coordinates :</text:p>
      <text:p text:style-name="P36"><text:tab/><text:span text:style-name="T26">champ Tableau d'entiers : coord;</text:span></text:p>
      <text:p text:style-name="P36"><text:tab/><text:span text:style-name="T26">champ Entier : length;</text:span></text:p>
      <text:p text:style-name="P23">fin structure</text:p>
      <text:p text:style-name="P29"/>
      <text:p text:style-name="P39">Algorithmes de Coordinates :</text:p>
      <text:p text:style-name="P39"/>
      <text:p text:style-name="P37"><text:span text:style-name="T19">algo</text:span> Coordinates creerCoordinates(Tableau d'entier t<text:span text:style-name="T28">) :</text:span></text:p>
      <text:p text:style-name="P37"><text:tab/><text:span text:style-name="T28">coord ← copie de t;</text:span></text:p>
      <text:p text:style-name="P38"><text:tab/><text:span text:style-name="T26">length ← longueur de t;</text:span></text:p>
      <text:p text:style-name="P24">fin algo</text:p>
      <text:p text:style-name="P24"/>
      <text:p text:style-name="P26">algo<text:span text:style-name="T6"> Entier get(C</text:span><text:span text:style-name="T11">oordinates c, </text:span><text:span text:style-name="T6">Entier index) :</text:span></text:p>
      <text:p text:style-name="P26"><text:span text:style-name="T6"><text:tab/></text:span><text:span text:style-name="T10">renvoyer </text:span><text:span text:style-name="T11">c.</text:span><text:span text:style-name="T10">coord[index];</text:span></text:p>
      <text:p text:style-name="P27"><text:span text:style-name="T29">f</text:span>in algo</text:p>
      <text:p text:style-name="P29"/>
      <text:p text:style-name="P40">Algorithmes de Board :</text:p>
      <text:p text:style-name="P29"/>
      <text:p text:style-name="P31"><text:span text:style-name="T20">algo</text:span><text:span text:style-name="T14"> Board </text:span>creerBoard(<text:span text:style-name="T27">Coordinates c</text:span>) :</text:p>
      <text:p text:style-name="P31"><text:tab/><text:span text:style-name="T27">renvoyer creerBoard(c, 0);</text:span></text:p>
      <text:p text:style-name="P25">fin algo</text:p>
      <text:p text:style-name="P30"/>
      <text:p text:style-name="P31"><text:span text:style-name="T20">algo</text:span><text:span text:style-name="T14"> Board </text:span>creerBoard(<text:span text:style-name="T27">Coordinates c, </text:span>entier <text:span text:style-name="T27">index</text:span>) :</text:p>
      <text:p text:style-name="P31"><text:tab/><text:span text:style-name="T15">Board b;</text:span></text:p>
      <text:p text:style-name="P32"><text:tab/>b.item <text:span text:style-name="T28">←</text:span> null;</text:p>
      <text:p text:style-name="P31"><text:tab/><text:span text:style-name="T21">si</text:span><text:span text:style-name="T16"> index = c.length </text:span><text:span text:style-name="T21">alors</text:span></text:p>
      <text:p text:style-name="P31"><text:tab/><text:tab/><text:span text:style-name="T17">return b;</text:span></text:p>
      <text:p text:style-name="P31"><text:tab/><text:span text:style-name="T21">finsi</text:span></text:p>
      <text:p text:style-name="P31"><text:tab/><text:span text:style-name="T15">b.boards ← nouvelle Liste de Board;</text:span></text:p>
      <text:p text:style-name="P31"><text:tab/><text:span text:style-name="T21">pour</text:span><text:span text:style-name="T16"> entier k de 0 à c.get(index) </text:span><text:span text:style-name="T21">faire</text:span></text:p>
      <text:p text:style-name="P31"><text:tab/><text:tab/><text:span text:style-name="T18">b.boards[k] ← </text:span>creerBoard(<text:span text:style-name="T30">c, index + 1</text:span>);</text:p>
      <text:p text:style-name="P31"><text:tab/><text:span text:style-name="T21">fin pour</text:span></text:p>
      <text:p text:style-name="P31"><text:span text:style-name="T21"><text:tab/></text:span><text:span text:style-name="T12">renvoyer b;</text:span></text:p>
      <text:p text:style-name="P20">fin algo</text:p>
      <text:p text:style-name="P20"/>
      <text:p text:style-name="P28">algo<text:span text:style-name="T6"> Object </text:span></text:p>
      <text:p text:style-name="P20"><text:span text:style-name="T6"/></text:p>
      <text:p text:style-name="P34">Algorithme <text:span text:style-name="T24">de parcours</text:span> :</text:p>
      <text:p text:style-name="P34"/>
      <text:p text:style-name="P35">algo Board </text:p>
      <text:p text:style-name="P22"><text:soft-page-break/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25.097226867</meta:creation-date>
    <dc:date>2016-04-26T16:29:44.685489621</dc:date>
    <meta:editing-duration>PT1H51M55S</meta:editing-duration>
    <meta:editing-cycles>65</meta:editing-cycles>
    <meta:generator>LibreOffice/4.4.6.3$Linux_X86_64 LibreOffice_project/40m0$Build-3</meta:generator>
    <meta:document-statistic meta:table-count="0" meta:image-count="0" meta:object-count="0" meta:page-count="3" meta:paragraph-count="55" meta:word-count="636" meta:character-count="3801" meta:non-whitespace-character-count="3197"/>
  </office:meta>
</office:document-meta>
</file>